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e363f" officeooo:paragraph-rsid="000e363f"/>
    </style:style>
    <style:style style:name="P2" style:family="paragraph" style:parent-style-name="Standard">
      <style:text-properties officeooo:rsid="000e363f" officeooo:paragraph-rsid="000e363f"/>
    </style:style>
    <style:style style:name="P3" style:family="paragraph" style:parent-style-name="Standard">
      <style:text-properties officeooo:rsid="000e363f" officeooo:paragraph-rsid="00117a48"/>
    </style:style>
    <style:style style:name="T1" style:family="text">
      <style:text-properties officeooo:rsid="000e363f"/>
    </style:style>
    <style:style style:name="T2" style:family="text">
      <style:text-properties officeooo:rsid="00117a48"/>
    </style:style>
    <style:style style:name="T3" style:family="text">
      <style:text-properties style:font-name="Times New Roman" fo:language="de" fo:country="DE" officeooo:rsid="00117a48" style:font-name-asian="Times New Roman1" style:language-asian="en" style:country-asian="DE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1">zuerst konnten Ton und Bild nicht gleichzeitig aufgenommen werden, deshalb kein Ton, nur Livemusik</text:span></text:p>
      <text:p text:style-name="Standard">- <text:span text:style-name="T1">Musik war auch nötig, weil die Projektoren sehr laut waren und die Vorführung störten</text:span></text:p>
      <text:p text:style-name="Standard">- <text:span text:style-name="T1">Musik brachte Stimmung des Filmes hervor, ohne wirkte der Film leer</text:span></text:p>
      <text:p text:style-name="Standard">- <text:span text:style-name="T1">sehr verbreitete Vorführungen in den 1920ern, entstand Anfang 19. Jh in Europa und Amerika,</text:span></text:p>
      <text:p text:style-name="P1">baute direkt auf die Erfindung und Verbesserung der Fotografie auf</text:p>
      <text:p text:style-name="P1">- Begleitung durch Klavier, Orchester, Pianola oder Aufgenommenes per Grammophon, später auch selbstspielende Klaviere mit zusätzlichen Geräuscheffekten</text:p>
      <text:p text:style-name="P1">- um Text zu ersetzen wurde sehr körperbetont gespielt und nötigenfalls Zwischentitel einmontiert</text:p>
      <text:p text:style-name="P1">- Gestik und Mimik wirken daher heute sehr übertrieben</text:p>
      <text:p text:style-name="P1">- universal verständlich, zwischentitel können einfach übersetzt werden</text:p>
      <text:p text:style-name="P3">- <text:span text:style-name="T2">erste kinomäßigen Filmvorführungen: Mai 1895 New York durch Familie Latham, <text:s/>November Berlin durch Brüder </text:span><text:span text:style-name="T3">Skladanowsky, Dezember Paris durch Brüder Lumière (später großer Einfluss auf Kinogeschichte)</text:span></text:p>
      <text:p text:style-name="P3"><text:span text:style-name="T3">- Brüder <text:s/>Lumière erfanden 1895 den <text:s/>Cinématographe (Kopiergerät und Projektor in einem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8T17:17:12.346000000</meta:creation-date>
    <dc:date>2021-09-14T20:55:19.049000000</dc:date>
    <meta:editing-duration>PT4H6M34S</meta:editing-duration>
    <meta:editing-cycles>2</meta:editing-cycles>
    <meta:generator>LibreOffice/6.1.3.2$Windows_X86_64 LibreOffice_project/86daf60bf00efa86ad547e59e09d6bb77c699acb</meta:generator>
    <meta:document-statistic meta:table-count="0" meta:image-count="0" meta:object-count="0" meta:page-count="1" meta:paragraph-count="11" meta:word-count="152" meta:character-count="1078" meta:non-whitespace-character-count="934"/>
  </office:meta>
</office:document-meta>
</file>